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19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57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9pt" style:font-name-asian="Arial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line draw:style-name="gr1" draw:layer="layout" svg:x1="1.705cm" svg:y1="1.811cm" svg:x2="2.235cm" svg:y2="2.73cm">
          <text:p/>
        </draw:line>
        <draw:path draw:style-name="gr2" draw:layer="layout" svg:width="1.458cm" svg:height="1.458cm" svg:x="1.266cm" svg:y="1.541cm" svg:viewBox="0 0 1459 1459" svg:d="M1362 365c65 112 95 222 97 352 3 134-26 249-91 366-65 118-147 203-263 272-115 69-228 102-363 104-134 3-249-26-366-91-118-65-203-147-272-263-69-115-102-228-104-363-3-134 26-249 91-366 65-118 147-203 263-272 4-3 7-5 11-7 112-65 222-95 352-97 134-3 249 26 366 91 118 65 203 147 272 263 3 4 5 7 7 11z">
          <text:p/>
        </draw:path>
        <draw:frame draw:style-name="gr3" draw:layer="layout" svg:width="1.25cm" svg:height="0.639cm" svg:x="2.45cm" svg:y="1.282cm">
          <draw:text-box>
            <text:p text:style-name="P1"><text:span text:style-name="T1">ВКЛ. </text:span></text:p>
          </draw:text-box>
        </draw:frame>
        <draw:polygon draw:style-name="gr4" draw:layer="layout" svg:width="1.577cm" svg:height="1.14cm" svg:x="1.207cm" svg:y="1.7cm" svg:viewBox="0 0 1578 1141" draw:points="0,796 199,1141 1578,344 1379,0">
          <text:p/>
        </draw:polygon>
        <draw:polygon draw:style-name="gr2" draw:layer="layout" svg:width="1.577cm" svg:height="1.14cm" svg:x="1.207cm" svg:y="1.7cm" svg:viewBox="0 0 1578 1141" draw:points="0,796 199,1141 1578,344 1379,0">
          <text:p/>
        </draw:polygon>
        <draw:frame draw:style-name="gr3" draw:layer="layout" svg:width="1.26cm" svg:height="0.639cm" svg:x="0.37cm" svg:y="1.302cm">
          <draw:text-box>
            <text:p text:style-name="P1"><text:span text:style-name="T1">ОТКЛ. </text:span></text:p>
          </draw:text-box>
        </draw:frame>
        <draw:polygon draw:style-name="gr5" draw:layer="layout" svg:width="0.377cm" svg:height="0.255cm" svg:x="2.215cm" svg:y="1.931cm" svg:viewBox="0 0 378 256" draw:points="378,0 0,141 66,256">
          <text:p/>
        </draw:polygon>
        <draw:polygon draw:style-name="gr6" draw:layer="layout" svg:width="0.377cm" svg:height="0.255cm" svg:x="2.215cm" svg:y="1.931cm" svg:viewBox="0 0 378 256" draw:points="378,0 0,141 66,256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19" draw:display-name="Dash_19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7:28:28.953000000</meta:creation-date>
    <meta:editing-duration>PT9S</meta:editing-duration>
    <meta:editing-cycles>2</meta:editing-cycles>
    <meta:generator>LibreOffice/4.3.6.2$Windows_x86 LibreOffice_project/d50a87b2e514536ed401c18000dad4660b6a169e</meta:generator>
    <dc:date>2015-09-29T07:28:38.218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9T07:28:28.859000000"/>
  </office:meta>
</office:document-meta>
</file>